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00a3d7" officeooo:paragraph-rsid="0000a3d7"/>
    </style:style>
    <style:style style:name="P3" style:family="paragraph" style:parent-style-name="Text_20_body">
      <style:text-properties officeooo:rsid="00018444" officeooo:paragraph-rsid="00018444"/>
    </style:style>
    <style:style style:name="P4" style:family="paragraph" style:parent-style-name="Text_20_body">
      <style:text-properties officeooo:paragraph-rsid="0000a3d7"/>
    </style:style>
    <style:style style:name="P5" style:family="paragraph" style:parent-style-name="Text_20_body">
      <style:text-properties officeooo:rsid="00038318" officeooo:paragraph-rsid="00038318"/>
    </style:style>
    <style:style style:name="P6" style:family="paragraph" style:parent-style-name="Text_20_body">
      <style:text-properties officeooo:paragraph-rsid="00038318"/>
    </style:style>
    <style:style style:name="P7" style:family="paragraph" style:parent-style-name="Text_20_body">
      <style:text-properties officeooo:rsid="000523e5" officeooo:paragraph-rsid="000523e5"/>
    </style:style>
    <style:style style:name="P8" style:family="paragraph" style:parent-style-name="Text_20_body">
      <style:text-properties officeooo:rsid="00067aeb" officeooo:paragraph-rsid="00067aeb"/>
    </style:style>
    <style:style style:name="P9" style:family="paragraph" style:parent-style-name="Text_20_body">
      <style:text-properties officeooo:paragraph-rsid="00067aeb"/>
    </style:style>
    <style:style style:name="P10" style:family="paragraph" style:parent-style-name="Text_20_body">
      <style:text-properties officeooo:rsid="0008076f" officeooo:paragraph-rsid="0008076f"/>
    </style:style>
    <style:style style:name="T1" style:family="text">
      <style:text-properties officeooo:rsid="0000a3d7"/>
    </style:style>
    <style:style style:name="T2" style:family="text">
      <style:text-properties officeooo:rsid="00018444"/>
    </style:style>
    <style:style style:name="T3" style:family="text">
      <style:text-properties officeooo:rsid="00038318"/>
    </style:style>
    <style:style style:name="T4" style:family="text">
      <style:text-properties officeooo:rsid="000523e5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user-content-exercises"/>Exercises</text:h>
      <text:p text:style-name="Text_20_body">Instructions</text:p>
      <text:list xml:id="list1063181060" text:style-name="L1">
        <text:list-item>
          <text:p text:style-name="P1">write your algorithm on paper</text:p>
        </text:list-item>
        <text:list-item>
          <text:p text:style-name="P1">detail each and every step</text:p>
        </text:list-item>
        <text:list-item>
          <text:p text:style-name="P1">indicates the types of used variables</text:p>
        </text:list-item>
      </text:list>
      <text:h text:style-name="Heading_20_4" text:outline-level="4"><text:bookmark text:name="user-content-i-print-an-array"/>I print an array</text:h>
      <text:p text:style-name="Text_20_body">Write an algorithm which prints everything in an array.</text:p>
      <text:p text:style-name="P2">START</text:p>
      <text:p text:style-name="P2">Var a = array</text:p>
      <text:p text:style-name="P2"><text:span text:style-name="T2">function : print in</text:span> (a) </text:p>
      <text:p text:style-name="P3">READ (a)</text:p>
      <text:p text:style-name="P4"><text:span text:style-name="T1">END</text:span></text:p>
      <text:h text:style-name="Heading_20_4" text:outline-level="4"><text:bookmark text:name="user-content-ii---maximum"/><text:bookmark text:name="user-content-ii-maximum"/>II - maximum</text:h>
      <text:p text:style-name="P6">Write an algorithm which receives an <text:span text:style-name="Strong_20_Emphasis">array of integers</text:span> and prints its <text:span text:style-name="Strong_20_Emphasis">maximum</text:span></text:p>
      <text:p text:style-name="P6"><text:span text:style-name="Strong_20_Emphasis"><text:span text:style-name="T3">START</text:span></text:span>.</text:p>
      <text:p text:style-name="P5">Var array {6} = { 1 , 2 ,6 ,8 ,9 ,10 } </text:p>
      <text:p text:style-name="P5">Var n = max size of the array <text:span text:style-name="T4">= 5 </text:span></text:p>
      <text:p text:style-name="P5">print ( 5)</text:p>
      <text:p text:style-name="P5">READ ( 5 ) </text:p>
      <text:p text:style-name="P6"><text:span text:style-name="T3">STOP </text:span></text:p>
      <text:p text:style-name="P7">Array = { n} = { <text:s text:c="5"/>} </text:p>
      <text:p text:style-name="P6"/>
      <text:h text:style-name="Heading_20_4" text:outline-level="4"><text:bookmark text:name="user-content-iii---minimum"/><text:bookmark text:name="user-content-iii-minimum"/>III - minimum</text:h>
      <text:p text:style-name="Text_20_body">Write an algorithm which receives an <text:span text:style-name="Strong_20_Emphasis">array of integers</text:span> and prints its <text:span text:style-name="Strong_20_Emphasis">minimum</text:span>.</text:p>
      <text:p text:style-name="P7">START</text:p>
      <text:p text:style-name="P7">Var array = {n } = <text:s/>{ 1 , 2 , 3 , 5 , 9 , 10 , 12 , 15 } </text:p>
      <text:p text:style-name="P7">print ( 0 ) </text:p>
      <text:p text:style-name="P7">read (0) </text:p>
      <text:p text:style-name="P7">END 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Heading_20_4" text:outline-level="4"><text:bookmark text:name="user-content-iv---minimum-position"/><text:bookmark text:name="user-content-iv-minimum-position"/>IV - minimum position</text:h>
      <text:p text:style-name="Text_20_body">Write an algorithm which receives an <text:span text:style-name="Strong_20_Emphasis">array of integers</text:span> and prints the position of its <text:span text:style-name="Strong_20_Emphasis">minimum</text:span>.</text:p>
      <text:p text:style-name="Text_20_body"/>
      <text:p text:style-name="P8">START </text:p>
      <text:p text:style-name="P8">Var array <text:s/>{5} = { 1 , 12 , <text:s/>7 , 4, <text:s/>8 } </text:p>
      <text:p text:style-name="P8">Var a = var array </text:p>
      <text:p text:style-name="P8">Sort ( a) </text:p>
      <text:p text:style-name="P8">print ( 0 ) = result</text:p>
      <text:p text:style-name="P8">READ result </text:p>
      <text:p text:style-name="P8">END</text:p>
      <text:p text:style-name="P9"/>
      <text:h text:style-name="Heading_20_4" text:outline-level="4"><text:bookmark text:name="user-content-v---ordered-array"/><text:bookmark text:name="user-content-v-ordered-array"/>V - ordered array</text:h>
      <text:p text:style-name="Text_20_body">Write a algorithm which receives an <text:span text:style-name="Strong_20_Emphasis">array of integers</text:span> and check if its ordered ascendantly. Print <text:span text:style-name="Emphasis">true</text:span> if the array is ordered, <text:span text:style-name="Emphasis">false</text:span> if it’s not.</text:p>
      <text:p text:style-name="Text_20_body"/>
      <text:p text:style-name="Text_20_body"/>
      <text:p text:style-name="P8">START </text:p>
      <text:p text:style-name="P8">Var array <text:s/>{5} = { 1 , 12 , <text:s/>7 , 4, <text:s/>8 } </text:p>
      <text:p text:style-name="P8">Var a = var array </text:p>
      <text:p text:style-name="P10">index = n </text:p>
      <text:p text:style-name="P10">IF <text:s/>n-1 &lt; n AND n+1 &gt; n == TRUE </text:p>
      <text:p text:style-name="P10">THEN print ( true ) </text:p>
      <text:p text:style-name="P10">ELSE <text:s/>print ( false ) </text:p>
      <text:p text:style-name="P10">END 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09:03.574113866</meta:creation-date>
    <dc:date>2020-07-06T10:17:32.638417685</dc:date>
    <meta:editing-duration>PT5M57S</meta:editing-duration>
    <meta:editing-cycles>1</meta:editing-cycles>
    <meta:document-statistic meta:table-count="0" meta:image-count="0" meta:object-count="0" meta:page-count="2" meta:paragraph-count="47" meta:word-count="275" meta:character-count="1177" meta:non-whitespace-character-count="915"/>
    <meta:generator>LibreOffice/6.0.7.3$Linux_X86_64 LibreOffice_project/00m0$Build-3</meta:generator>
  </office:meta>
</office:document-meta>
</file>